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Segoe UI Light" fo:font-size="12pt" fo:font-weight="bold" officeooo:paragraph-rsid="001cbd62" style:font-size-asian="12pt" style:font-weight-asian="bold" style:font-size-complex="12pt" style:font-weight-complex="bold"/>
    </style:style>
    <style:style style:name="P2" style:family="paragraph" style:parent-style-name="Text_20_body">
      <style:text-properties style:font-name="Segoe UI Light" fo:font-size="13pt" fo:font-weight="normal" officeooo:paragraph-rsid="001cbd62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style:font-name="Segoe UI Light1" fo:font-size="13pt" fo:font-weight="bold" officeooo:paragraph-rsid="001db20b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Segoe UI Ligh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Courier New" fo:font-size="10pt" fo:font-weight="normal" officeooo:rsid="001db20b" officeooo:paragraph-rsid="001db20b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Segoe UI Light1" fo:font-size="13pt" fo:font-weight="bold" style:font-size-asian="13pt" style:font-weight-asian="bold" style:font-size-complex="13pt" style:font-weight-complex="bold"/>
    </style:style>
    <style:style style:name="P8" style:family="paragraph" style:parent-style-name="Header">
      <style:text-properties officeooo:rsid="001cbd62" officeooo:paragraph-rsid="001cbd62"/>
    </style:style>
    <style:style style:name="P9" style:family="paragraph" style:parent-style-name="Inspiration_7e_LT_7e_Untertitel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0pt" fo:font-weight="normal" officeooo:paragraph-rsid="001cbd62" style:font-size-asian="10pt" style:font-weight-asian="normal" style:font-size-complex="10pt" style:font-weight-complex="normal"/>
    </style:style>
    <style:style style:name="P10" style:family="paragraph" style:parent-style-name="Inspiration_7e_LT_7e_Untertitel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0pt" fo:font-weight="normal" officeooo:rsid="001db20b" officeooo:paragraph-rsid="001db20b" style:font-size-asian="10pt" style:font-weight-asian="normal" style:font-size-complex="10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T1" style:family="text">
      <style:text-properties officeooo:rsid="001cbd62"/>
    </style:style>
    <style:style style:name="T2" style:family="text">
      <style:text-properties fo:font-weight="normal" officeooo:rsid="001cbd62" style:font-weight-asian="normal" style:font-weight-complex="normal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officeooo:rsid="001cbd62" style:font-size-asian="10pt" style:font-size-complex="10pt"/>
    </style:style>
    <style:style style:name="T5" style:family="text">
      <style:text-properties style:font-name="Courier New" fo:font-size="10pt" fo:font-weight="normal" officeooo:rsid="001cbd62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cbd62" style:font-size-asian="10pt" style:font-size-complex="10pt"/>
    </style:style>
    <style:style style:name="T8" style:family="text">
      <style:text-properties fo:font-size="10pt" fo:font-weight="normal" officeooo:rsid="001cbd62" style:font-size-asian="10pt" style:font-weight-asian="normal" style:font-size-complex="10pt" style:font-weight-complex="normal"/>
    </style:style>
    <style:style style:name="T9" style:family="text">
      <style:text-properties officeooo:rsid="001db20b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1"><text:bookmark text:name="yui_3_17_2_1_1569597097326_52"/>Preguntas de Tipos de aplicación web</text:p>
      <text:p text:style-name="Text_20_body"/>
      <text:p text:style-name="P1"><text:bookmark text:name="yui_3_17_2_1_1569596275115_45"/><text:span text:style-name="T1">1.- </text:span>Nombra una aplicación para cada tipo de aplicación web. </text:p>
      <text:p text:style-name="P2"><text:span text:style-name="T3">Aplicación web estática. </text:span><text:a xlink:type="simple" xlink:href="http://www.educacionyfp.gob.es/portada.html" text:style-name="Internet_20_link" text:visited-style-name="Visited_20_Internet_20_Link"><text:span text:style-name="T4">http://www.educacionyfp.gob.es/portada.html</text:span></text:a></text:p>
      <text:p text:style-name="P2"><text:span text:style-name="T3">Aplicación web dinámica. Contenido varía. </text:span><text:a xlink:type="simple" xlink:href="https://www.sport.es/es/" text:style-name="Internet_20_link" text:visited-style-name="Visited_20_Internet_20_Link"><text:span text:style-name="T4">https://www.sport.es/es/</text:span></text:a></text:p>
      <text:p text:style-name="P9">Aplicación web animada. Se realiza con FLASH. <text:a xlink:type="simple" xlink:href="https://www.valenciacf.com/es" text:style-name="Internet_20_link" text:visited-style-name="Visited_20_Internet_20_Link"><text:span text:style-name="T1">https://www.valenciacf.com/es</text:span></text:a></text:p>
      <text:p text:style-name="P9"/>
      <text:p text:style-name="P3"><text:span text:style-name="T1">2.- ¿Qué tecnología impera en el mercado?</text:span></text:p>
      <text:p text:style-name="P10">Se integra Java , javascript , PHP y VSBScript</text:p>
      <text:p text:style-name="P4"/>
      <text:p text:style-name="P4"><text:span text:style-name="T9">3.- </text:span>¿Qué es un framework? </text:p>
      <text:p text:style-name="Standard"/>
      <text:p text:style-name="P5">Un framework, <text:span text:style-name="T9">o entorno de trabajo </text:span>es un conjunto estandarizado de conceptos, prácticas y criterios para enfocar un tipo de problemática particular que sirve como referencia, para enfrentar y resolver nuevos problemas de índole similar. </text:p>
      <text:p text:style-name="P5"/>
      <text:p text:style-name="P7"><text:span text:style-name="T9">4.- </text:span>¿Qué frameworks conoces para JavaScript? </text:p>
      <text:p text:style-name="P6">Angular por ejemp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397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7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Enlace_20_de_20_Internet_20_visitado" style:display-name="Enlace de Internet visitado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cbd62" officeooo:paragraph-rsid="001cbd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ºDAW<text:tab/><text:tab/>Pau Llorens Martín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57:54.473000000</meta:creation-date>
    <dc:date>2019-09-27T17:17:25.971000000</dc:date>
    <meta:editing-duration>PT5M25S</meta:editing-duration>
    <meta:editing-cycles>2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12" meta:word-count="103" meta:character-count="746" meta:non-whitespace-character-count="650"/>
  </office:meta>
</office:document-meta>
</file>